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18cm" fo:min-width="0.03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41cm" fo:min-width="0.012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41cm" fo:min-width="0.20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41cm" fo:min-width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41cm" fo:min-width="0.247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05cm" svg:height="0.624cm" draw:transform="rotate (-0.441219234904166) translate (10.601cm 14.239cm)">
            <draw:text-box>
              <text:p text:style-name="P1"><text:span text:style-name="T1">7</text:span></text:p>
            </draw:text-box>
          </draw:frame>
          <draw:frame draw:style-name="gr2" draw:text-style-name="P2" draw:layer="layout" svg:width="1.01cm" svg:height="0.624cm" svg:x="11.198cm" svg:y="14.131cm">
            <draw:text-box>
              <text:p text:style-name="P1"><text:span text:style-name="T1">4,5</text:span></text:p>
            </draw:text-box>
          </draw:frame>
          <draw:frame draw:style-name="gr3" draw:text-style-name="P2" draw:layer="layout" svg:width="0.211cm" svg:height="0.624cm" svg:x="8.916cm" svg:y="13.837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722cm" svg:height="0.624cm" svg:x="11.533cm" svg:y="15.589cm">
            <draw:text-box>
              <text:p text:style-name="P1"><text:span text:style-name="T1">C</text:span></text:p>
            </draw:text-box>
          </draw:frame>
          <draw:frame draw:style-name="gr5" draw:text-style-name="P2" draw:layer="layout" svg:width="0.249cm" svg:height="0.624cm" svg:x="9.877cm" svg:y="16.222cm">
            <draw:text-box>
              <text:p text:style-name="P1"><text:span text:style-name="T1">D</text:span></text:p>
            </draw:text-box>
          </draw:frame>
          <draw:path draw:style-name="gr6" draw:text-style-name="P3" draw:layer="layout" svg:width="1.565cm" svg:height="0.602cm" svg:x="9.249cm" svg:y="13.469cm" svg:viewBox="0 0 1566 603" svg:d="M0 603c153-93 330-127 496-183 158-57 321-95 481-141s319-113 466-200l123-79">
            <text:p/>
          </draw:path>
          <draw:path draw:style-name="gr6" draw:text-style-name="P3" draw:layer="layout" svg:width="0.883cm" svg:height="2.165cm" svg:x="9.249cm" svg:y="14.072cm" svg:viewBox="0 0 884 2166" svg:d="M0 0c74 169 171 328 249 496 74 157 137 312 234 464 101 167 120 308 201 478 67 157 115 310 122 483l32 153 46 92">
            <text:p/>
          </draw:path>
          <draw:path draw:style-name="gr6" draw:text-style-name="P3" draw:layer="layout" svg:width="0.881cm" svg:height="2.163cm" svg:x="10.817cm" svg:y="13.488cm" svg:viewBox="0 0 882 2164" svg:d="M0 0c76 169 171 328 249 496 72 157 137 312 233 464 100 165 121 305 201 479 68 154 114 309 123 478l34 156 42 91">
            <text:p/>
          </draw:path>
          <draw:path draw:style-name="gr6" draw:text-style-name="P3" draw:layer="layout" svg:width="1.565cm" svg:height="0.602cm" svg:x="10.167cm" svg:y="15.638cm" svg:viewBox="0 0 1566 603" svg:d="M0 603c150-97 330-129 496-185 157-56 319-95 479-139s320-115 468-201l123-78">
            <text:p/>
          </draw:path>
          <draw:path draw:style-name="gr6" draw:text-style-name="P3" draw:layer="layout" svg:width="2.433cm" svg:height="1.608cm" svg:x="9.265cm" svg:y="14.072cm" svg:viewBox="0 0 2434 1609" svg:d="M0 0c180 55 353 141 503 250 176 135 384 200 577 314 165 96 358 161 483 311 137 164 340 266 451 455l161 108 178 109 81 62">
            <text:p/>
          </draw:path>
          <draw:frame draw:style-name="gr4" draw:text-style-name="P2" draw:layer="layout" svg:width="0.718cm" svg:height="0.624cm" svg:x="10.738cm" svg:y="13.072cm">
            <draw:text-box>
              <text:p text:style-name="P1"><text:span text:style-name="T1">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3:18:31.373609786</meta:creation-date>
    <dc:date>2018-03-12T13:19:15.085088219</dc:date>
    <meta:editing-duration>PT44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